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49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1">Multilevel Versioning for XML Documents</text:span></text:p>
            <text:p><text:span text:style-name="T2"><text:line-break/></text:span><text:span text:style-name="T2">ari.nordstrom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tab/>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y not (simply) save the versions that are significan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wo collections</text:p>
                <text:list>
                  <text:list-item>
                    <text:p>Stable</text:p>
                  </text:list-item>
                  <text:list-item>
                    <text:p>Stage 1</text:p>
                  </text:list-item>
                </text:list>
              </text:list-item>
              <text:list-item>
                <text:p>Each is version handled</text:p>
              </text:list-item>
              <text:list-item>
                <text:p>Significant edit in Stage 1</text:p>
                <text:list>
                  <text:list-item>
                    <text:p>Copy to S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ying a versioning abstra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2">Add Naming Abstraction (Useful Extra)</text:span></text:p>
          </draw:text-box>
        </draw:frame>
        <draw:frame draw:style-name="gr2" draw:layer="layout" svg:width="20.869cm" svg:height="8.748cm" svg:x="4.277cm" svg:y="4.46cm">
          <draw:text-box>
            <text:p>urn:x-resource:r1:&lt;doc-number&gt;:&lt;lang&gt;:&lt;stable&gt;:&lt;stage1&gt;</text:p>
            <text:p/>
            <text:p>urn:x-resource:r1:123456:en-GB:1:0</text:p>
            <text:p>urn:x-resource:r1:123456:en-GB:1:1</text:p>
            <text:p>urn:x-resource:r1:123456:en-GB:1:2</text:p>
            <text:p>urn:x-resource:r1:123456:en-GB:1:3</text:p>
            <text:p>urn:x-resource:r1:123456:en-GB:1:4</text:p>
            <text:p>urn:x-resource:r1:123456:en-GB:2:0</text:p>
            <text:p>..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2"><text:span text:style-name="T2">Naming Abstraction Extension</text:span></text:p>
          </draw:text-box>
        </draw:frame>
        <draw:frame draw:style-name="gr2" draw:text-style-name="P3" draw:layer="layout" svg:width="20.869cm" svg:height="8.748cm" svg:x="1.27cm" svg:y="4.064cm">
          <draw:text-box>
            <text:p><text:span text:style-name="T3">urn:x-resource:r1:&lt;doc-number&gt;:&lt;lang&gt;:&lt;stable&gt;:&lt;stage1&gt;:&lt;stage2&gt;</text:span></text:p>
            <text:p><text:span text:style-name="T3"/></text:p>
            <text:p><text:span text:style-name="T3">urn:x-resource:r1:123456:en-GB:1:0:0</text:span></text:p>
            <text:p><text:span text:style-name="T3">urn:x-resource:r1:123456:en-GB:1:1:0</text:span></text:p>
            <text:p><text:span text:style-name="T3">urn:x-resource:r1:123456:en-GB:1:1:1</text:span></text:p>
            <text:p><text:span text:style-name="T3">urn:x-resource:r1:123456:en-GB:1:1:2</text:span></text:p>
            <text:p><text:span text:style-name="T3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2">Levels Add Sco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Major versions”</text:p>
              </text:list-item>
              <text:list-item>
                <text:p>“Service packs”</text:p>
              </text:list-item>
              <text:list-item>
                <text:p>“Hotfixes”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vel = Scop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2">Miscellaneo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sion “0.0.0”</text:p>
              </text:list-item>
              <text:list-item>
                <text:p>eXist triggers</text:p>
              </text:list-item>
              <text:list-item>
                <text:p>Version handling UI in editor</text:p>
              </text:list-item>
              <text:list-item>
                <text:p>File lock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2">Nex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tadata and workflow</text:p>
              </text:list-item>
              <text:list-item>
                <text:p>eXist implementation</text:p>
              </text:list-item>
              <text:list-item>
                <text:p>Extended XLink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2T20:07:42.563636018</meta:creation-date>
    <dc:date>2014-08-04T22:43:28.000842349</dc:date>
    <meta:editing-duration>PT3H33M14S</meta:editing-duration>
    <meta:editing-cycles>20</meta:editing-cycles>
    <meta:generator>LibreOffice/4.2.4.2$Linux_X86_64 LibreOffice_project/420m0$Build-2</meta:generator>
    <meta:document-statistic meta:object-count="61"/>
  </office:meta>
</office:document-meta>
</file>